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4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</office:automatic-styles>
  <office:body>
    <office:text>
      <text:h text:style-name="Heading_20_1" text:outline-level="1"><text:bookmark-start text:name="random"/>Random<text:bookmark-end text:name="random"/></text:h>
      <text:list text:style-name="L1">
        <text:list-item>
          <text:p text:style-name="P1">Random Number Generation</text:p>
          <text:list text:style-name="L2">
            <text:list-item>
              <text:p text:style-name="P2">Produce a number within some bounds following some statistical rules.</text:p>
            </text:list-item>
            <text:list-item>
              <text:p text:style-name="P2">A true random number is a number that is <text:span text:style-name="T1">nondeterministically</text:span> selected from a set of numbers wherein each possible selection has an equal probability of occurrence.</text:p>
            </text:list-item>
            <text:list-item>
              <text:p text:style-name="P2">Usually in computer science we contend with <text:span text:style-name="T1">pseudo-random</text:span> numbers. These are not truly nondeterministic, but an approximation of random selection based on some algorithm.</text:p>
            </text:list-item>
            <text:list-item>
              <text:p text:style-name="P2">Since pseudo-random selections are “determined” by an algorithm, or set of rules, they are technically <text:span text:style-name="T1">deterministic</text:span>.</text:p>
            </text:list-item>
          </text:list>
        </text:list-item>
        <text:list-item>
          <text:p text:style-name="P1">Random Class in C#</text:p>
          <text:list text:style-name="L3">
            <text:list-item>
              <text:p text:style-name="P3">Instantiate a random number generator and use to select numbers:</text:p>
              <text:p text:style-name="P4">Random rand = new Random();</text:p>
              <text:p text:style-name="P5">Random randB = new Random(seed_int);</text:p>
            </text:list-item>
            <text:list-item>
              <text:p text:style-name="P3">Notice that we can create a generator with or without an argument. The argument is called a <text:span text:style-name="T1">seed</text:span> for the generator.</text:p>
            </text:list-item>
            <text:list-item>
              <text:p text:style-name="P3">A seed tells the generator where to start its sequence. Using the same seed will always reproduce the same sequence of numbers.</text:p>
            </text:list-item>
            <text:list-item>
              <text:p text:style-name="P3">The default constructor still has a seed value, but it is a hidden value pulled from the clock time during instantiation.</text:p>
            </text:list-item>
            <text:list-item>
              <text:p text:style-name="P3">Time-based seeds only reset approximately every 15 milliseconds.</text:p>
            </text:list-item>
            <text:list-item>
              <text:p text:style-name="P3">The random class is not “random enough” for cryptography.</text:p>
            </text:list-item>
            <text:list-item>
              <text:p text:style-name="P3">For cryptographic randomness, use the <text:a xlink:type="simple" xlink:href="https://docs.microsoft.com/en-us/dotnet/api/system.security.cryptography.rngcryptoserviceprovider?view=net-5.0" office:name=""><text:span text:style-name="Definition">RNGCryptoServiceProvider</text:span></text:a> class or <text:a xlink:type="simple" xlink:href="https://docs.microsoft.com/en-us/dotnet/api/system.security.cryptography.randomnumbergenerator?view=net-5.0" office:name=""><text:span text:style-name="Definition">System.Security.Cryptography.RandomNumberGenerator</text:span></text:a>.</text:p>
            </text:list-item>
          </text:list>
        </text:list-item>
        <text:list-item>
          <text:p text:style-name="P1">Using Random</text:p>
          <text:list text:style-name="L4">
            <text:list-item>
              <text:p text:style-name="P6">Next() method returns a pseudo-random number between 0 and 2,147,483,647 (max signed <text:span text:style-name="Source_Text">int</text:span>), inclusive.</text:p>
            </text:list-item>
            <text:list-item>
              <text:p text:style-name="P6">By default, the number is always non-negative and within that range.</text:p>
              <text:p text:style-name="P7">int randomInt = rand.Next();</text:p>
            </text:list-item>
            <text:list-item>
              <text:p text:style-name="P6">What if we wanted to create a random number between 0 and 100?</text:p>
            </text:list-item>
            <text:list-item>
              <text:p text:style-name="P6">We could use rand.Next() and then use modulo to cut down the answer range!</text:p>
            </text:list-item>
            <text:list-item>
              <text:p text:style-name="P6">Alternatively, we could give the Next() method an <text:span text:style-name="Source_Text">int</text:span> argument to set a ceiling.</text:p>
              <text:p text:style-name="P8">int randomUpto100 = rand.Next(101);</text:p>
            </text:list-item>
            <text:list-item>
              <text:p text:style-name="P6">The ceiling value is <text:span text:style-name="T1">exclusive</text:span>, so remember to use one number higher than what you want to be your max number.</text:p>
            </text:list-item>
            <text:list-item>
              <text:p text:style-name="P6">We can also pass two arguments in order to set a range for the values.</text:p>
              <text:p text:style-name="P9">int random50to100 = rand.Next(50,101);</text:p>
            </text:list-item>
            <text:list-item>
              <text:p text:style-name="P6">The ceiling value is still exclusive, but the floor is <text:span text:style-name="T1">inclusive</text:span>.</text:p>
            </text:list-item>
            <text:list-item>
              <text:p text:style-name="P6">NextDouble() returns a <text:span text:style-name="T1">normalized</text:span> value (value between 0.0 and 1.0 inclusive).</text:p>
            </text:list-item>
            <text:list-item>
              <text:p text:style-name="P6">What if we want a different range? Adjust with math!</text:p>
              <text:p text:style-name="P10">double randNeg2to3 - (rand.NextDouble()*5)-2;</text:p>
            </text:list-item>
            <text:list-item>
              <text:p text:style-name="P6">NextBytes() method takes a <text:span text:style-name="Source_Text">byte</text:span> array as an argument and generates a random <text:span text:style-name="Source_Text">byte</text:span> value for each index.</text:p>
            </text:list-item>
            <text:list-item>
              <text:p text:style-name="P6">Remember, a <text:span text:style-name="Source_Text">byte</text:span> has an unsigned value between 0 and 255 inclusive.</text:p>
              <text:p text:style-name="P11">byte[] byteArray = new byte[10];</text:p>
              <text:p text:style-name="P12">rand.NextBytes(byteArray);</text:p>
            </text:list-item>
          </text:list>
        </text:list-item>
        <text:list-item>
          <text:p text:style-name="P1">Creating Random Strings</text:p>
          <text:list text:style-name="L5">
            <text:list-item>
              <text:p text:style-name="P13">What if we want to construct random strings made of a, b, c, and d?</text:p>
            </text:list-item>
            <text:list-item>
              <text:p text:style-name="P13">Other techniques are available, but we can use a loop and switch!</text:p>
              <text:p text:style-name="P14">Random rand = new Random();</text:p>
              <text:p text:style-name="P15">string answer = “”;</text:p>
              <text:p text:style-name="P16">int selection = 0;</text:p>
              <text:p text:style-name="P17"/>
              <text:p text:style-name="P18">for(int i = 0; i &lt; 10; i++)</text:p>
              <text:p text:style-name="P19">{</text:p>
              <text:p text:style-name="P20"><text:s text:c="4"/>selection = rand.Next(4);</text:p>
              <text:p text:style-name="P21"><text:s text:c="4"/>switch(selection){</text:p>
              <text:p text:style-name="P22"><text:s text:c="4"/>case(0):</text:p>
              <text:p text:style-name="P23"><text:s text:c="8"/>answer+=“a”;</text:p>
              <text:p text:style-name="P24"><text:s text:c="8"/>break;</text:p>
              <text:p text:style-name="P25"><text:s text:c="4"/>case(1):</text:p>
              <text:p text:style-name="P26"><text:s text:c="8"/>answer+=“b”;</text:p>
              <text:p text:style-name="P27"><text:s text:c="8"/>break;</text:p>
              <text:p text:style-name="P28"><text:s text:c="4"/>case(2):</text:p>
              <text:p text:style-name="P29"><text:s text:c="8"/>answer+=“c”;</text:p>
              <text:p text:style-name="P30"><text:s text:c="8"/>break;</text:p>
              <text:p text:style-name="P31"><text:s text:c="4"/>default:</text:p>
              <text:p text:style-name="P32"><text:s text:c="8"/>answer+=“d”;</text:p>
              <text:p text:style-name="P33"><text:s text:c="8"/>break;</text:p>
              <text:p text:style-name="P34"><text:s text:c="4"/>}</text:p>
              <text:p text:style-name="P35">}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45Z</meta:creation-date>
    <dc:date>2024-08-15T18:01:45Z</dc:date>
  </office:meta>
</office:document-meta>
</file>